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top="0.1665in" fo:margin-bottom="0.0835in"/>
      <style:text-properties style:font-name="Arial" style:font-name-asian="DejaVu Sans" style:font-name-complex="DejaVu Sans"/>
    </style:style>
    <style:style style:name="P7" style:family="paragraph" style:parent-style-name="Heading_20_1">
      <style:paragraph-properties fo:margin-top="0.1665in" fo:margin-bottom="0.0835in" fo:keep-with-next="always"/>
      <style:text-properties style:font-name="Arial" style:font-name-asian="DejaVu Sans" style:font-name-complex="DejaVu Sans"/>
    </style:style>
    <style:style style:name="P8" style:family="paragraph" style:parent-style-name="Heading_20_2">
      <style:paragraph-properties fo:margin-top="0.1665in" fo:margin-bottom="0.0835in" fo:keep-with-next="always"/>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OLE">
      <style:graphic-properties style:vertical-pos="from-top" style:vertical-rel="paragraph" style:horizontal-pos="from-left" style:horizontal-rel="paragraph"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p text:style-name="Text_20_body"/>
      <text:h text:style-name="P7"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Heading_20_1" text:outline-level="1">Modules</text:h>
      <text:h text:style-name="Heading_20_2" text:outline-level="2">IO – 100 LOC</text:h>
      <text:p text:style-name="P1">main (apngxml, apngoutput, state) → <text:span text:style-name="T1">Given an apngxml filename parses through the XML which adheres to the pnga XML schema to create an apng file which is saved to apngoutput. The animated image is composed of individual PNG frames referenced in the apngxml file along with their time offsets. </text:span></text:p>
      <text:h text:style-name="Heading_20_2" text:outline-level="2">BasicLex – 154 Base LOC</text:h>
      <text:p text:style-name="P1">(base from previous project)</text:p>
      <text:p text:style-name="Text_20_body"><text:span text:style-name="T2"><text:s/>split-at-delimiter (ds xs) </text:span>→ <text:s text:c="2"/><text:span text:style-name="T1">ds = delimiters to look for (list) </text:span></text:p>
      <text:p text:style-name="P2"><text:s text:c="3"/>xs = object to search in <text:s text:c="3"/>(list) </text:p>
      <text:p text:style-name="P2"><text:s text:c="2"/>(split-at-delimiter ds xs) = (before at+) </text:p>
      <text:p text:style-name="P2"><text:s text:c="3"/>where before = longest prefix of xs with no values from ds (list) </text:p>
      <text:p text:style-name="P2"><text:s text:c="14"/>at+ <text:s text:c="3"/>= rest of xs (list)</text:p>
      <text:p text:style-name="Text_20_body"><text:soft-page-break/><text:span text:style-name="T2"><text:s/>span (ps xs)</text:span> → <text:s/><text:span text:style-name="T1"><text:s/>ps = list of signals to pass by (no constraints on signals) </text:span></text:p>
      <text:p text:style-name="P2"><text:s text:c="2"/>xs = list of signals (no constraints on signals) </text:p>
      <text:p text:style-name="P2"><text:s text:c="3"/>(span ps xs) = list of two elements </text:p>
      <text:p text:style-name="P2"><text:s text:c="3"/>1 longest prefix of xs containing only signals from ps </text:p>
      <text:p text:style-name="P2"><text:s text:c="3"/>2 rest of xs</text:p>
      <text:p text:style-name="P2"/>
      <text:p text:style-name="Text_20_body"><text:span text:style-name="T2"><text:s/>splitoff-prefix (ps xs) </text:span>→ <text:s/><text:span text:style-name="T1"><text:s/>ps = prefix to look for <text:s/>(list) </text:span></text:p>
      <text:p text:style-name="P2"><text:s text:c="2"/>xs = object to search in (list) </text:p>
      <text:p text:style-name="P2"><text:s text:c="3"/>(splitoff-prefix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 ps-af-match = nil means ps is a prefix of xs</text:p>
      <text:p text:style-name="P2"/>
      <text:p text:style-name="Text_20_body"><text:span text:style-name="T2"><text:s/>splitoff-prefix-upr (ps xs)</text:span> → <text:s text:c="2"/><text:span text:style-name="T1">ps = prefix to look for <text:s/>(list of standard, upper-case characters) </text:span></text:p>
      <text:p text:style-name="P2"><text:s text:c="2"/>xs = object to search in (list) </text:p>
      <text:p text:style-name="P2"><text:s text:c="2"/>(splitoff-prefix-upr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s: 1. search is not sensitive to case of letters in xs </text:p>
      <text:p text:style-name="P2"><text:s text:c="9"/>2. ps-af-match = nil means ps is a prefix of xs </text:p>
      <text:p text:style-name="P2"><text:s text:c="2"/>Implementation issue: combining general and case-insensitive search </text:p>
      <text:p text:style-name="P2"><text:s text:c="4"/>in one function simplifies maintenance, but complicates </text:p>
      <text:p text:style-name="P2"><text:s text:c="4"/>formulation of software properties and their proofs</text:p>
      <text:p text:style-name="P2"/>
      <text:p text:style-name="Text_20_body"><text:span text:style-name="T2"><text:s/>splitoff-prefix-chr (tok-str xs) </text:span>→ <text:s/><text:span text:style-name="T1">tok-str = characters to look for (string, standard characters) </text:span></text:p>
      <text:p text:style-name="Text_20_body"><text:s text:c="2"/><text:span text:style-name="T1">chrs <text:s text:c="3"/>= object to search in</text:span></text:p>
      <text:p text:style-name="P2"/>
      <text:p text:style-name="Text_20_body"><text:span text:style-name="T2"><text:s/>split-on-token-gen (tok xs) </text:span>→ <text:s text:c="3"/>tok = object to search for (list) </text:p>
      <text:p text:style-name="Text_20_body"><text:s text:c="2"/>xs <text:s/>= object of search <text:s text:c="4"/>(list) </text:p>
      <text:p text:style-name="Text_20_body"><text:s text:c="2"/>(split-on-token-gen tok xs) = (prefix match suffix) </text:p>
      <text:p text:style-name="Text_20_body"><text:s text:c="4"/>where </text:p>
      <text:p text:style-name="Text_20_body"><text:soft-page-break/><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2"><text:s/>split-on-token-chr (tok xs)</text:span> → <text:s text:c="2"/>tok = object to search for (list of upper-case standard characters) </text:p>
      <text:p text:style-name="Text_20_body"><text:s text:c="2"/>xs <text:s/>= object to search in <text:s/>(list containing no non-standard chars) </text:p>
      <text:p text:style-name="Text_20_body"><text:s text:c="2"/>Note: matching is not case-sensitive </text:p>
      <text:p text:style-name="Text_20_body"><text:s text:c="2"/>(split-on-token-chr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2"><text:s/>split-on-token (tok xs) </text:span>→ <text:s text:c="2"/>tok = object to search for (string or list) </text:p>
      <text:p text:style-name="Text_20_body"><text:s text:c="2"/>xs <text:s/>= object to search in (list, no non-standard chars if tok is string) </text:p>
      <text:p text:style-name="Text_20_body"><text:s text:c="2"/>Note: search is not case-sensitive if tok is a string </text:p>
      <text:p text:style-name="Text_20_body"><text:s text:c="2"/>Warning! Neither tok nor xs may contain non-standard characters </text:p>
      <text:p text:style-name="Text_20_body"><text:s text:c="11"/>if tok is a string </text:p>
      <text:p text:style-name="Text_20_body"><text:s text:c="2"/>Implementation issue: combining general and case-insensitive search </text:p>
      <text:p text:style-name="Text_20_body"><text:s text:c="4"/>in one function simplifies maintenance, but complicates </text:p>
      <text:p text:style-name="Text_20_body"><text:s text:c="4"/>formulation of software properties and their proofs</text:p>
      <text:p text:style-name="P1"/>
      <text:h text:style-name="Heading_20_2" text:outline-level="2">MinidomParser – 317 Base LOC</text:h>
      <text:p text:style-name="P1">(base from previous project)</text:p>
      <text:p text:style-name="Text_20_body"><text:span text:style-name="T2">xml-readnodeproperties (xmlchars)</text:span> →returns (mv attributes remainingxmlstring)</text:p>
      <text:p text:style-name="Text_20_body"><text:span text:style-name="T2">xml-skipdontcares (xmlchars) </text:span>→ returns next xmlchars sans don't cares</text:p>
      <text:p text:style-name="Text_20_body"><text:soft-page-break/><text:span text:style-name="T2"><text:s/>xml-readnodes (xmlchars) </text:span>→ returns (mv nodes remainingxmlstring)</text:p>
      <text:p text:style-name="Text_20_body"><text:span text:style-name="T2"><text:s/>xml-readnode (xmlchars)</text:span> → returns the root node from xmlstring</text:p>
      <text:p text:style-name="Text_20_body"><text:span text:style-name="T2"><text:s/>xml-getnodes (node nodename)</text:span> → returns children of node with type nodename</text:p>
      <text:p text:style-name="Text_20_body"><text:span text:style-name="T2"><text:s/>xml-getdeepnodes (node nodename)</text:span> → returns children of node with type <text:s/>nodename searching recursively using DFS with node as root.</text:p>
      <text:p text:style-name="Text_20_body"><text:span text:style-name="T2">xml-getnode (node nodename)</text:span> → returns first child node with type <text:s/>nodename</text:p>
      <text:p text:style-name="Text_20_body"><text:span text:style-name="T2">xml-getdeepnode (node nodename)</text:span> → returns first child node with type nodename searching recursively using DFS with node as root.</text:p>
      <text:p text:style-name="Text_20_body"><text:span text:style-name="T2">xml-getattribute (node attributename)</text:span> → returns the value of node's attribute with name attributename</text:p>
      <text:p text:style-name="Text_20_body"><text:span text:style-name="T2">xml-gettext (node)</text:span> → returns the composite of all text inside of a node</text:p>
      <text:p text:style-name="Text_20_body"><text:span text:style-name="T2">xml-isattribute (attribute)</text:span> → returns true iff attribute is an mv of length 2 with both elements of the mv being strings</text:p>
      <text:p text:style-name="Text_20_body"><text:span text:style-name="T2">xml-isattributelist (attributes)</text:span> → returns true iff attributes is nil or a list of attributes</text:p>
      <text:p text:style-name="Text_20_body"><text:span text:style-name="T2">xml-isnode (node)</text:span> → returns true iff node is actually a node</text:p>
      <text:p text:style-name="Text_20_body"><text:span text:style-name="T2">xml-isnodelist (nodes)</text:span> → returns true iff nodes is a list of nodes</text:p>
      <text:p text:style-name="Text_20_body"/>
      <text:h text:style-name="Heading_20_2" text:outline-level="2">MinidomSerializer – 400 LOC</text:h>
      <text:p text:style-name="P1">(base from previous project)</text:p>
      <text:h text:style-name="Heading_20_2" text:outline-level="2">PNGFileParser – 300 LOC</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P2"/>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APNGBuilder – 800 LOC</text:h>
      <text:p text:style-name="Text_20_body"/>
      <text:p text:style-name="P1">doChunk (chunkname, chunkdata) <text:span text:style-name="T1">→ Generic function to write any type of chunk to the given file.</text:span></text:p>
      <text:p text:style-name="Text_20_body"><text:soft-page-break/></text:p>
      <text:p text:style-name="P1">doIHDR (width, height, bitdepth, colordepth, compressionmethod, filtermethod, interlacemethod) →<text:span text:style-name="T3"> Specialized function to write an IHDR chunk.</text:span></text:p>
      <text:p text:style-name="Text_20_body"/>
      <text:p text:style-name="Text_20_body"><text:span text:style-name="T2">doACTL (numframes, numplays)</text:span><text:span text:style-name="T1"> →</text:span><text:span text:style-name="T3"> Specialized function to write an aCTL chunk.</text:span></text:p>
      <text:p text:style-name="Text_20_body"/>
      <text:p text:style-name="Text_20_body"><text:span text:style-name="T2">doFCTL (sequencenum, width, height, xoffset, yoffset, delaynum, delayden, disposeop, blendop)</text:span><text:span text:style-name="T1"> →</text:span><text:span text:style-name="T3"> Specialized function to write an fCTL chunk.</text:span></text:p>
      <text:p text:style-name="P3"/>
      <text:p text:style-name="Text_20_body"><text:span text:style-name="T4">writeFdAT (sequencenum, framenum)</text:span><text:span text:style-name="T3"> → Specialized function to write an fdAT chunk.</text:span></text:p>
      <text:h text:style-name="Heading_20_2" text:outline-level="2">APNGExploder – 400 LOC</text:h>
      <text:p text:style-name="Text_20_body"/>
      <text:p text:style-name="P1">explodeAPNG (apnginput, apngxml, pngnamebase, state)<text:span text:style-name="T3"> → Splits up the given APNG into its constituent frames, outputting them to files beginning with pngnamebase prepended to the frame sequence number. <text:s/>Additionally the XML configuration file is output to a file with the name given by apngxml.</text:span></text:p>
      <text:h text:style-name="Heading_20_2" text:outline-level="2">XMLConfigReader – 300 LOC</text:h>
      <text:p text:style-name="Text_20_body"/>
      <text:h text:style-name="P8" text:outline-level="2">PROBE Estimate</text:h>
      <text:p text:style-name="P6"><draw:frame draw:style-name="fr1"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XMLMinidom<text:tab/><text:tab/>322</text:p>
      <text:p text:style-name="P6">BasicLex<text:tab/><text:tab/>154</text:p>
      <text:p text:style-name="P6">New LOC:</text:p>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text:page-number> 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13T06:57:31</dc:date>
    <dc:creator>Kye </dc:creator>
    <meta:editing-duration>PT04H32M52S</meta:editing-duration>
    <meta:editing-cycles>9</meta:editing-cycles>
    <meta:generator>OpenOffice.org/3.2$Linux OpenOffice.org_project/320m12$Build-9483</meta:generator>
    <meta:document-statistic meta:table-count="0" meta:image-count="0" meta:object-count="1" meta:page-count="6" meta:paragraph-count="111" meta:word-count="1119" meta:character-count="7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